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ll MT1" svg:font-family="'Bell MT'" style:font-pitch="variable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style:font-name="Segoe UI Semibold" fo:font-size="20pt" fo:font-style="italic" style:font-size-asian="20pt" style:font-style-asian="italic" style:font-size-complex="20pt" style:font-style-complex="italic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8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32pt" fo:font-style="italic" style:font-size-asian="32pt" style:font-style-asian="italic" style:font-size-complex="32pt" style:font-style-complex="italic"/>
    </style:style>
    <style:style style:name="P9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text-position="33% 58%" style:font-name="Segoe UI Semibold1" fo:font-size="32pt" fo:font-style="italic" fo:font-weight="bold" style:font-name-asian="Bell MT1" style:font-size-asian="32pt" style:font-style-asian="italic" style:font-weight-asian="bold" style:font-name-complex="Bell MT" style:font-size-complex="32pt" style:font-style-complex="italic" style:font-weight-complex="bold"/>
    </style:style>
    <style:style style:name="T4" style:family="text">
      <style:text-properties fo:color="#000000" style:text-position="15% 58%" style:font-name="Segoe UI Semibold1" fo:font-size="32pt" fo:font-style="italic" fo:font-weight="bold" style:font-name-asian="Bell MT1" style:font-size-asian="32pt" style:font-style-asian="italic" style:font-weight-asian="bold" style:font-name-complex="Bell MT" style:font-size-complex="32pt" style:font-style-complex="italic" style:font-weight-complex="bold"/>
    </style:style>
    <style:style style:name="T5" style:family="text">
      <style:text-properties fo:color="#000000" style:font-name="Segoe UI Semibold1" fo:font-size="32pt" fo:font-style="italic" style:font-name-asian="Bell MT1" style:font-size-asian="32pt" style:font-style-asian="italic" style:font-name-complex="Bell MT" style:font-size-complex="32pt" style:font-style-complex="italic"/>
    </style:style>
    <style:style style:name="T6" style:family="text">
      <style:text-properties fo:color="#000000" style:font-name="Segoe UI Semibold1" fo:font-size="32pt" fo:font-style="italic" style:font-size-asian="32pt" style:font-style-asian="italic" style:font-name-complex="Bell MT" style:font-size-complex="32pt" style:language-complex="ar" style:country-complex="SA" style:font-style-complex="italic"/>
    </style:style>
    <style:style style:name="T7" style:family="text">
      <style:text-properties fo:color="#000000" style:font-name="Segoe UI Semibold1" fo:font-size="20pt" style:font-name-asian="Bell MT1" style:font-size-asian="20pt" style:font-name-complex="Bell MT" style:font-size-complex="20pt"/>
    </style:style>
    <style:style style:name="T8" style:family="text">
      <style:text-properties fo:color="#000000" style:font-name="Segoe UI Semibold1" fo:font-size="20pt" fo:font-style="italic" style:font-name-asian="Bell MT1" style:font-size-asian="20pt" style:font-style-asian="italic" style:font-name-complex="Bell MT" style:font-size-complex="20pt" style:font-style-complex="italic"/>
    </style:style>
    <style:style style:name="T9" style:family="text">
      <style:text-properties fo:color="#000000" style:font-name="Segoe UI Semibold1" fo:font-size="31pt" fo:font-style="italic" style:font-name-asian="Bell MT1" style:font-size-asian="31pt" style:font-style-asian="italic" style:font-name-complex="Bell MT" style:font-size-complex="3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2.867cm" svg:x="1.778cm" svg:y="1.016cm">
          <draw:text-box>
            <text:p text:style-name="P1"><text:span text:style-name="T1">New Testament Reading</text:span></text:p>
            <text:p text:style-name="P1"><text:span text:style-name="T2">Romans 4:13-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6.263cm" svg:x="1.778cm" svg:y="1.016cm">
          <draw:text-box>
            <text:p text:style-name="P4"><text:span text:style-name="T3">13</text:span><text:span text:style-name="T4"> </text:span><text:span text:style-name="T5">For</text:span><text:span text:style-name="T6"> </text:span><text:span text:style-name="T5">the promise to Abraham and his offspring</text:span><text:span text:style-name="T6"> </text:span><text:span text:style-name="T5">that he would be heir of the world did not come through the law but through the righteousness of faith. </text:span><text:span text:style-name="T7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6.263cm" svg:x="1.778cm" svg:y="1.016cm">
          <draw:text-box>
            <text:p text:style-name="P4"><text:span text:style-name="T3">14</text:span><text:span text:style-name="T4"> </text:span><text:span text:style-name="T5">For if it is the adherents of the law who are to be the heirs, faith is null and the promise is void.</text:span><text:span text:style-name="T6"> </text:span><text:span text:style-name="T3">15</text:span><text:span text:style-name="T4"> </text:span><text:span text:style-name="T5">For</text:span><text:span text:style-name="T6"> </text:span><text:span text:style-name="T5">the law brings wrath, but</text:span><text:span text:style-name="T6"> </text:span><text:span text:style-name="T5">where there is no law</text:span><text:span text:style-name="T6"> </text:span><text:span text:style-name="T5">there is no transgress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4.76cm" svg:x="1.778cm" svg:y="1.016cm">
          <draw:text-box>
            <text:p text:style-name="P4"><text:span text:style-name="T3"><text:s/></text:span><text:span text:style-name="T3">16</text:span><text:span text:style-name="T4"> </text:span><text:span text:style-name="T5">That is why it depends on faith,</text:span><text:span text:style-name="T6"> </text:span><text:span text:style-name="T5">in order that the promise may rest on grace and</text:span><text:span text:style-name="T6"> </text:span><text:span text:style-name="T5">be guaranteed to all his offspring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4.76cm" svg:x="1.778cm" svg:y="1.016cm">
          <draw:text-box>
            <text:p text:style-name="P4"><text:span text:style-name="T5"><text:s/></text:span><text:span text:style-name="T5">-not only to the adherent of the law but also to the one who shares the faith of Abraham,</text:span><text:span text:style-name="T6"> </text:span><text:span text:style-name="T5">who is the father of us all,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384cm" svg:height="7.766cm" svg:x="1.778cm" svg:y="1.016cm">
          <draw:text-box>
            <text:p text:style-name="P4"><text:span text:style-name="T3"><text:s/></text:span><text:span text:style-name="T3">17 </text:span><text:span text:style-name="T5">as it is written,</text:span><text:span text:style-name="T6"> </text:span><text:span text:style-name="T5">“I have made you the father of many nations”—in the presence of the God in whom he believed,</text:span><text:span text:style-name="T6"> </text:span><text:span text:style-name="T5">who gives life to the dead and calls into existence</text:span><text:span text:style-name="T6"> </text:span><text:span text:style-name="T5">the things that do not ex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6" draw:layer="layout" svg:width="24.384cm" svg:height="4.76cm" svg:x="1.778cm" svg:y="1.016cm">
          <draw:text-box>
            <text:p text:style-name="P5"><text:span text:style-name="T3">18</text:span><text:span text:style-name="T4"> </text:span><text:span text:style-name="T5">In hope he believed against hope, that he should become the father of many nations, as he had been told,</text:span><text:span text:style-name="T6"> </text:span><text:span text:style-name="T5">“So shall your offspring b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7" draw:layer="layout" svg:width="25.146cm" svg:height="6.604cm" svg:x="1.524cm" svg:y="1.016cm">
          <draw:text-box>
            <text:p text:style-name="P4"><text:span text:style-name="T3">19</text:span><text:span text:style-name="T4"> </text:span><text:span text:style-name="T5">He did not </text:span><text:span text:style-name="T9">weaken in faith when he considered</text:span><text:span text:style-name="T5"> his own body, which was</text:span><text:span text:style-name="T6"> </text:span><text:span text:style-name="T5">as good as dead (since he was about a hundred years old), or when he considered</text:span><text:span text:style-name="T6"> </text:span><text:span text:style-name="T5">the barrenness</text:span><text:span text:style-name="T6"> </text:span><text:span text:style-name="T5">of Sarah's womb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4.384cm" svg:height="7.766cm" svg:x="1.778cm" svg:y="1.016cm">
          <draw:text-box>
            <text:p text:style-name="P4"><text:span text:style-name="T3">20</text:span><text:span text:style-name="T4"> </text:span><text:span text:style-name="T5">No unbelief made him waver concerning the promise of God, but he grew strong in his faith as he gave glory to God,</text:span><text:span text:style-name="T6"> </text:span><text:span text:style-name="T3">21</text:span><text:span text:style-name="T4"> </text:span><text:span text:style-name="T5">fully convinced that</text:span><text:span text:style-name="T6"> </text:span><text:span text:style-name="T5">God was able to do what he had promis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9" draw:layer="layout" svg:width="24.384cm" svg:height="6.263cm" svg:x="1.778cm" svg:y="1.016cm">
          <draw:text-box>
            <text:p text:style-name="P8"><text:span text:style-name="T3">22</text:span><text:span text:style-name="T4"> </text:span><text:span text:style-name="T5">That is why his faith was “counted to him as righteousness.”</text:span><text:span text:style-name="T6"> </text:span><text:span text:style-name="T3">23</text:span><text:span text:style-name="T4"> </text:span><text:span text:style-name="T5">But</text:span><text:span text:style-name="T6"> </text:span><text:span text:style-name="T5">the words “it was counted to him” were not written for his sake alone,</text:span><text:span text:style-name="T6"> </text:span><text:span text:style-name="T3">24</text:span><text:span text:style-name="T4"> </text:span><text:span text:style-name="T5">but for ours als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9" draw:layer="layout" svg:width="24.384cm" svg:height="6.263cm" svg:x="1.778cm" svg:y="1.016cm">
          <draw:text-box>
            <text:p text:style-name="P8"><text:span text:style-name="T5">It will be counted to us</text:span><text:span text:style-name="T6"> </text:span><text:span text:style-name="T5">who believe in</text:span><text:span text:style-name="T6"> </text:span><text:span text:style-name="T5">him who raised from the dead Jesus our Lord,</text:span><text:span text:style-name="T6"> </text:span><text:span text:style-name="T3">25</text:span><text:span text:style-name="T4"> </text:span><text:span text:style-name="T5">who was delivered up for our trespasses and raised</text:span><text:span text:style-name="T6"> </text:span><text:span text:style-name="T5">for our justific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ll MT1" svg:font-family="'Bell MT'" style:font-pitch="variable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Heading_20_3" style:display-name="Heading 3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18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pitch-asian="variable" style:font-size-asian="14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indent-1-breaks" style:family="graphic">
      <style:paragraph-properties style:text-autospace="none"/>
    </style:style>
    <style:style style:name="woj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font-weight-asian="bold" style:font-weight-complex="bold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first-line-none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ine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hapter-1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2:40:37.114000000</meta:creation-date>
    <dc:date>2017-02-26T13:00:36.400000000</dc:date>
    <meta:editing-duration>PT7M44S</meta:editing-duration>
    <meta:editing-cycles>2</meta:editing-cycles>
    <meta:generator>LibreOffice/5.2.5.1$Windows_X86_64 LibreOffice_project/0312e1a284a7d50ca85a365c316c7abbf20a4d22</meta:generator>
    <meta:document-statistic meta:object-count="54"/>
  </office:meta>
</office:document-meta>
</file>